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2586CE131F29C5CEC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ed1c24" draw:marker-start-width="0.5cm" draw:marker-end-width="0.5cm" draw:textarea-horizontal-align="justify" draw:textarea-vertical-align="middle" draw:auto-grow-height="false" fo:min-height="13.15cm" fo:min-width="6.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f200" draw:marker-start-width="0.5cm" draw:marker-end-width="0.5cm" draw:textarea-horizontal-align="justify" draw:textarea-vertical-align="middle" draw:auto-grow-height="false" fo:min-height="11.55cm" fo:min-width="5.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89c765" draw:marker-start-width="0.5cm" draw:marker-end-width="0.5cm" draw:textarea-horizontal-align="justify" draw:textarea-vertical-align="middle" draw:auto-grow-height="false" fo:min-height="10.95cm" fo:min-width="6.1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Ultrafine_20_Dashed" svg:stroke-width="0.1cm" svg:stroke-color="#ed1c24" draw:marker-start-width="0.5cm" draw:marker-end-width="0.5cm" draw:fill="none" draw:fill-color="#ffffff" draw:auto-grow-height="true" draw:auto-grow-width="false" fo:max-height="0cm" fo:min-height="0.552cm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Ultrafine_20_Dashed" svg:stroke-width="0.1cm" svg:stroke-color="#fff200" draw:marker-start-width="0.5cm" draw:marker-end-width="0.5cm" draw:fill="none" draw:fill-color="#ffffff" draw:auto-grow-height="true" draw:auto-grow-width="false" fo:max-height="0cm" fo:min-height="0.552cm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Ultrafine_20_Dashed" svg:stroke-width="0.1cm" svg:stroke-color="#89c765" draw:marker-start-width="0.5cm" draw:marker-end-width="0.5cm" draw:fill="none" draw:fill-color="#ffffff" draw:auto-grow-height="true" draw:auto-grow-width="false" fo:max-height="0cm" fo:min-height="0.703cm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pr1" style:family="presentation" style:parent-style-name="默认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draw:style-name="gr1" draw:text-style-name="P1" draw:layer="layout" svg:width="17.435cm" svg:height="13.707cm" draw:transform="skewX (-0.000349065850398866) rotate (-0.000349065850399089) translate (1.565cm 1.391cm)">
          <draw:image xlink:href="Pictures/10000000000004000000032586CE131F29C5CEC0.jpg" xlink:type="simple" xlink:show="embed" xlink:actuate="onLoad">
            <text:p/>
          </draw:image>
        </draw:frame>
        <draw:custom-shape draw:style-name="gr2" draw:text-style-name="P1" draw:layer="layout" svg:width="6.8cm" svg:height="13.4cm" svg:x="1.8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11.8cm" svg:x="5.8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6cm" svg:height="11.2cm" svg:x="8.8cm" svg:y="3.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2cm" svg:height="0.902cm" svg:x="19.6cm" svg:y="1.738cm">
          <draw:text-box>
            <text:p><text:s text:c="10"/>Friends</text:p>
          </draw:text-box>
        </draw:frame>
        <draw:frame draw:style-name="gr6" draw:text-style-name="P2" draw:layer="layout" svg:width="5.2cm" svg:height="0.902cm" svg:x="19.6cm" svg:y="4.298cm">
          <draw:text-box>
            <text:p><text:s text:c="10"/>Friends</text:p>
          </draw:text-box>
        </draw:frame>
        <draw:frame draw:style-name="gr7" draw:text-style-name="P2" draw:layer="layout" svg:width="5.8cm" svg:height="1.453cm" svg:x="19.6cm" svg:y="7.2cm">
          <draw:text-box>
            <text:p><text:s text:c="10"/>Grandma_grandchild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9:52:48.193369671</meta:creation-date>
    <dc:date>2019-02-21T20:43:41.143903702</dc:date>
    <meta:editing-duration>PT30M19S</meta:editing-duration>
    <meta:editing-cycles>1</meta:editing-cycles>
    <meta:document-statistic meta:object-count="30"/>
    <meta:generator>LibreOffice/6.0.7.3$Linux_X86_64 LibreOffice_project/00m0$Build-3</meta:generator>
  </office:meta>
</office:document-meta>
</file>